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9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38" style:family="paragraph" style:parent-style-name="Standard" style:list-style-name="L3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1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2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 style:list-style-name="L5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 style:list-style-name="L8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5" style:family="paragraph" style:parent-style-name="Standard" style:list-style-name="L7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Nimbus Sans L" fo:font-size="12pt" style:font-size-asian="10.5pt" style:font-size-complex="12pt"/>
    </style:style>
    <style:style style:name="T11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Nimbus Sans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style:font-name="Nimbus Sans L" fo:font-style="italic" style:font-style-asian="italic" style:font-style-complex="italic"/>
    </style:style>
    <style:style style:name="T17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ourier 10 Pitch" fo:font-size="10pt" style:font-size-asian="10pt" style:font-size-complex="10pt"/>
    </style:style>
    <style:style style:name="T2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ourier 10 Pitch" fo:font-size="10pt" style:font-size-asian="8.75pt" style:font-size-complex="10pt"/>
    </style:style>
    <style:style style:name="T22" style:family="text">
      <style:text-properties style:font-name="AlMateen" fo:font-weight="bold" style:font-weight-asian="bold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weight="normal" style:font-size-asian="10.5p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5091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0181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272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0362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5453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054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5634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7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5811in" text:min-label-width="0.25in"/>
        <style:text-properties style:font-name="StarSymbol1"/>
      </text:list-level-style-bullet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9">Linguagem de programação C++.</text:p>
            </text:list-item>
            <text:list-item>
              <text:p text:style-name="P30">CORBA</text:p>
            </text:list-item>
            <text:list-item>
              <text:p text:style-name="P29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5">1. Preparando o ambiente</text:p>
          <text:p text:style-name="P35"/>
        </text:list-header>
      </text:list>
      <text:p text:style-name="P3"><text:tab/>O <text:span text:style-name="T1">Openbus</text:span> é desenvolvido em <text:span text:style-name="T1">CORBA</text:span>, portanto é necessária a presença de um <text:span text:style-name="T1">ORB</text:span> específico para a versão da biblioteca que o desenvolvedor possui. Este <text:span text:style-name="T1">ORB</text:span> a ser utilizado, precisa habilitar o mecanismo de interceptação de <text:span text:style-name="T1">CORBA</text:span><text:span text:style-name="T23">, pois o </text:span><text:span text:style-name="T1">Openbus</text:span><text:span text:style-name="T23"> utiliza este recurso</text:span> no processo de controle de acesso aos serviços. </text:p>
      <text:p text:style-name="P3"><text:tab/>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 Service Pack 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8"><text:span text:style-name="T4">Adicionar o plugin(</text:span><text:span text:style-name="Source_20_Text"><text:span text:style-name="T9">portable_interceptor</text:span></text:span><text:span text:style-name="Source_20_Text"><text:span text:style-name="T4">)</text:span></text:span><text:span text:style-name="T4"> responsável pela interceptação na lista </text:span><text:span text:style-name="T9">orb_plugins</text:span><text:span text:style-name="T4">.</text:span></text:p>
              <text:p text:style-name="P31">Ex.:</text:p>
              <text:p text:style-name="P40">orb_plugins = ["local_log_stream", "iiop_profile", "giop", "iiop", </text:p>
              <text:p text:style-name="P31"><text:span text:style-name="T19">"portable_interceptor"];</text:span> </text:p>
              <text:p text:style-name="P31"/>
            </text:list-item>
            <text:list-item>
              <text:p text:style-name="P31">O nome do interceptador cliente(<text:span text:style-name="T18">AccessControl</text:span>) <text:s/>deve constar na lista <text:span text:style-name="T18">client_binding_list</text:span>.</text:p>
              <text:p text:style-name="P31">Ex.: </text:p>
              <text:p text:style-name="P40">binding:client_binding_list = ["AccessControl+OTS+POA_Coloc", </text:p>
              <text:p text:style-name="P40">"AccessControl+POA_Coloc", "OTS+POA_Coloc", "POA_Coloc", "AccessControl </text:p>
              <text:p text:style-name="P40">+OTS+GIOP+IIOP", "AccessControl+GIOP+IIOP", "OTS+GIOP+IIOP", "GIOP </text:p>
              <text:p text:style-name="P40">+IIOP"];</text:p>
            </text:list-item>
          </text:list>
        </text:list-item>
      </text:list>
      <text:p text:style-name="P14"/>
      <text:p text:style-name="P14"/>
      <text:p text:style-name="P14"/>
      <text:p text:style-name="P14"><text:soft-page-break/></text:p>
      <text:list text:style-name="L3">
        <text:list-item text:start-value="1">
          <text:list>
            <text:list-item text:start-value="1">
              <text:p text:style-name="P31">O nome do interceptador servidor(<text:span text:style-name="T18">AccessControl</text:span>) deve constar na lista <text:span text:style-name="T18">server_binding_list</text:span>.</text:p>
              <text:p text:style-name="P31">Ex.: </text:p>
              <text:p text:style-name="P40">binding:server_binding_list = ["OTS+AccessControl", </text:p>
              <text:p text:style-name="P40">"AccessControl", "OTS", ""];</text:p>
            </text:list-item>
          </text:list>
        </text:list-item>
      </text:list>
      <text:p text:style-name="P3"/>
      <text:list text:style-name="L4">
        <text:list-header>
          <text:p text:style-name="P36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dinâmi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1">Entrar no diretório <text:span text:style-name="T19">$OPENBUS_HOME/demo/hello/orbix63.</text:span></text:p>
        </text:list-item>
        <text:list-item>
          <text:p text:style-name="P41">Editar o arquivo <text:span text:style-name="T19">$OPENBUS_HOME/demo/hello/orbix63/democonfig</text:span> e configurar a localização do barramento.</text:p>
        </text:list-item>
        <text:list-item>
          <text:p text:style-name="P41">Executar o processo servidor: <text:span text:style-name="T19">./runserver</text:span></text:p>
          <text:p text:style-name="P41">A mensagem “<text:span text:style-name="T19">Serviço HELLO registrado no OpenBus...</text:span>” deve ser retornada.</text:p>
        </text:list-item>
        <text:list-item>
          <text:p text:style-name="P41">Executar o processo cliente: <text:span text:style-name="T19">./runclient</text:span></text:p>
          <text:p text:style-name="P41">Após a execução do cliente, no terminal do processo servidor a seguinte mensagem deve ser retornada:<text:span text:style-name="T19"> “Servant diz: HELLO!”.</text:span></text:p>
          <text:p text:style-name="P41"/>
          <text:list>
            <text:list-item>
              <text:list>
                <text:list-header>
                  <text:p text:style-name="P43">Aconselha-se que o primeiro teste seja feito com o processo servidor e cliente na mesma máquina. O arquivo <text:span text:style-name="T1">democonfig</text:span> apresenta por padrão as configurações para este tipo de teste.</text:p>
                  <text:p text:style-name="P43">É interessante que este teste também seja realizado, se possível, utilizando-se as máquinas finais que serão utilizadas no projeto do desenvolvedor. Problemas de comunicação podem ocorrer por conta das configurações de rede das máquinas envolvidas. </text:p>
                </text:list-header>
              </text:list>
            </text:list-item>
          </text:list>
        </text:list-item>
      </text:list>
      <text:p text:style-name="P3"/>
      <text:p text:style-name="P3"><text:tab/><text:span text:style-name="T22">2. Desenvolvimento</text:span></text:p>
      <text:p text:style-name="P10"/>
      <text:p text:style-name="P9"><text:tab/>2.1. API</text:p>
      <text:p text:style-name="P3"/>
      <text:p text:style-name="P3"><text:tab/>A <text:span text:style-name="T23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static 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void Openbus::init(</text:p>
      <text:p text:style-name="P15"><text:tab/> <text:s/>int argc,</text:p>
      <text:p text:style-name="P15"><text:tab/> <text:s/>char** argv)</text:p>
      <text:p text:style-name="P3"/>
      <text:p text:style-name="P3"><text:soft-page-break/></text:p>
      <text:p text:style-name="P3"><text:tab/>Inicializa a referência para o barramento.</text:p>
      <text:p text:style-name="P3"><text:tab/>Um ORB e um POA são criados implicitamente.</text:p>
      <text:p text:style-name="P3"><text:tab/>A fábrica de componentes SCS é criada.</text:p>
      <text:p text:style-name="P3"><text:tab/>Parâmetros de linha de comando:</text:p>
      <text:p text:style-name="P3"><text:tab/> <text:s/>“-OpenbusHost”: Máquina em que se encontra o barramento.</text:p>
      <text:p text:style-name="P3"><text:tab/> <text:s/>“-OpenbusPort”: Porta do barramento.</text:p>
      <text:p text:style-name="P3"><text:tab/> <text:s/>“-TimeRenewing”: Tempo em milisegundos de renovação da credencial.</text:p>
      <text:p text:style-name="P15"/>
      <text:p text:style-name="P15"><text:tab/>void 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Parâmetros de linha de comando:</text:p>
      <text:p text:style-name="P3"><text:tab/> <text:s/>“-OpenbusHost”: Máquina em que se encontra o barramento.</text:p>
      <text:p text:style-name="P3"><text:tab/> <text:s/>“-OpenbusPort”: Porta do barramento.</text:p>
      <text:p text:style-name="P3"><text:tab/> <text:s/>“-TimeRenewing”: Tempo em milisegundos de renovação da credencial.</text:p>
      <text:p text:style-name="P15"/>
      <text:p text:style-name="P3"><text:tab/><text:span text:style-name="T20">bool</text:span><text:span text:style-name="T21"> </text:span><text:span text:style-name="T20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20">static void Openbus::terminationHandlerCallback(long signalType)</text:span></text:p>
      <text:p text:style-name="P15"/>
      <text:p text:style-name="P6"><text:span text:style-name="T20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8">server.cpp</text:span> do demo <text:span text:style-name="T1">Hello</text:span>.</text:p>
      <text:p text:style-name="P3"><text:tab/></text:p>
      <text:p text:style-name="P3"><text:tab/><text:span text:style-name="T20">CORBA::ORB* Openbus::getORB()</text:span></text:p>
      <text:p text:style-name="P3"><text:tab/></text:p>
      <text:p text:style-name="P3"><text:span text:style-name="T20"><text:tab/></text:span><text:span text:style-name="T24">Retorna o </text:span><text:span text:style-name="T2">ORB</text:span><text:span text:style-name="T24"> utilizado.</text:span></text:p>
      <text:p text:style-name="P3"/>
      <text:p text:style-name="P3"><text:tab/><text:span text:style-name="T20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/>
      <text:p text:style-name="P3"/>
      <text:p text:style-name="P3"><text:soft-page-break/></text:p>
      <text:p text:style-name="P3"><text:tab/><text:span text:style-name="T20">Credential_var Openbus::getInterceptedCredential()</text:span></text:p>
      <text:p text:style-name="P3"/>
      <text:p text:style-name="P3"><text:tab/>Retorna a credencial interceptada pelo interceptador servidor. <text:span text:style-name="T1">Esta operação somente <text:tab/>deve ser chamada durante o processo de tratamento de requisição do serviço <text:tab/>implementado. <text:s/></text:span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20">services::RegistryService* getRegistryService(); </text:span></text:p>
      <text:p text:style-name="P3"/>
      <text:p text:style-name="P3"><text:tab/>Retorna o serviço de registro.</text:p>
      <text:p text:style-name="P3"/>
      <text:p text:style-name="P3"><text:tab/><text:span text:style-name="T20">openbusidl::ss::ISessionService* getSessionService()</text:span></text:p>
      <text:p text:style-name="P15"><text:tab/><text:tab/>throw(NO_CONNECTED, NO_SESSION_SERVICE); </text:p>
      <text:p text:style-name="P3"/>
      <text:p text:style-name="P3"><text:tab/>Retorna o serviço de sessão.</text:p>
      <text:p text:style-name="P18">Se a tentativa for bem sucedida, uma instância que representa o serviço de sessão é retornada, caso contrário duas exceções podem ser lançadas:</text:p>
      <text:p text:style-name="P18"><text:tab/><text:span text:style-name="T18">NO_CONNECTED</text:span>: Não há uma conexão estabelecida com nenhum <text:tab/>barramento,</text:p>
      <text:p text:style-name="P18"><text:span text:style-name="T18"><text:tab/>NO_SESSION_SERVICE</text:span>: Não é possível obter, a nível de CORBA, o serviço <text:tab/>de sessão no barramento em uso.</text:p>
      <text:p text:style-name="P18"/>
      <text:p text:style-name="P3"><text:tab/><text:span text:style-name="T20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5"><text:tab/>void setThreadCredential(Credential* credential)</text:p>
      <text:p text:style-name="P3"/>
      <text:p text:style-name="P3"><text:tab/>Define uma credencial a ser utilizada no lugar da credencial corrente.</text:p>
      <text:p text:style-name="P3"><text:tab/>Útil para fornecer uma credencial com o campo <text:span text:style-name="T1">delegate</text:span> preenchido.</text:p>
      <text:p text:style-name="P3"/>
      <text:p text:style-name="P15"><text:tab/>class LeaseExpiredCallback {</text:p>
      <text:p text:style-name="P15"><text:tab/> <text:s/>public:</text:p>
      <text:p text:style-name="P15"><text:tab/> <text:s text:c="3"/>virtual void expired() = 0;</text:p>
      <text:p text:style-name="P15"><text:tab/>};</text:p>
      <text:p text:style-name="P15"/>
      <text:p text:style-name="P15"><text:tab/><text:span text:style-name="T15">Representa uma callback para a notificação de que o </text:span><text:span text:style-name="T8">lease</text:span><text:span text:style-name="T13"> da credencial de <text:tab/>indentificação do usuário expirou. O usuário deve fornecer a implementação da <text:tab/>callback implementando o método </text:span><text:span text:style-name="T8">expired()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><text:span text:style-name="T20"><text:tab/>void</text:span> <text:span text:style-name="T20">addLeaseExpiredCallback(LeaseExpiredCallback* leaseExpiredCallback)</text:span></text:p>
      <text:p text:style-name="P3"/>
      <text:p text:style-name="P3"><text:tab/>Registra uma callback para a notificação de <text:span text:style-name="T23">lease expirado através</text:span> de um objeto do <text:tab/>tipo LeaseExpiredCallback. <text:span text:style-name="T1">Este método deve ser chamado após o estabelecimento <text:tab/>da conexão com o barramento.</text:span></text:p>
      <text:p text:style-name="P3"/>
      <text:p text:style-name="P3"><text:span text:style-name="T20"><text:tab/>void</text:span><text:span text:style-name="T20"> removeLeaseExpiredCallback()</text:span></text:p>
      <text:p text:style-name="P15"/>
      <text:p text:style-name="P5"><text:tab/>Remove uma callback previamente registrada para a notificação de <text:span text:style-name="T1">lease</text:span> expirado. <text:tab/><text:span text:style-name="T1">Este método deve ser chamado após o estabelecimento da conexão com o <text:tab/>barramento.</text:span></text:p>
      <text:p text:style-name="P5"/>
      <text:p text:style-name="P14"><text:span text:style-name="T9"><text:tab/></text:span><text:span text:style-name="T18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8">LOGIN_FAILURE</text:span>: O par nome de usuário e senha não foram validados.</text:p>
      <text:p text:style-name="P18"><text:tab/><text:span text:style-name="T18">CORBA::SystemException</text:span>: Alguma falha de comunicação com o <text:tab/>barramento ocorreu. Possíveis causas:</text:p>
      <text:p text:style-name="P18"><text:tab/></text:p>
      <text:list text:style-name="L6">
        <text:list-item>
          <text:p text:style-name="P42">Os valores que definem a localização do barramento(<text:span text:style-name="T1">host</text:span> e porta) estão incorretos.</text:p>
        </text:list-item>
        <text:list-item>
          <text:p text:style-name="P42">O mecanismo de interceptação não está sendo ativado. (rever o ítem 1)</text:p>
        </text:list-item>
      </text:list>
      <text:p text:style-name="P25"/>
      <text:p text:style-name="P23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8">LOGIN_FAILURE</text:span>: O par nome de usuário e senha não foram validados.</text:p>
      <text:p text:style-name="P18"><text:span text:style-name="T18"><text:tab/>CORBA::SystemException</text:span>: Alguma falha de comunicação com o <text:tab/>barramento ocorreu. Possíveis causas:</text:p>
      <text:list text:style-name="L6">
        <text:list-item text:start-value="1">
          <text:p text:style-name="P42">Os valores que definem a localização do barramento(<text:span text:style-name="T1">host</text:span> e porta) estão incorretos.</text:p>
        </text:list-item>
        <text:list-item>
          <text:p text:style-name="P42">O mecanismo de interceptação não está sendo ativado. (rever o ítem 1)</text:p>
        </text:list-item>
      </text:list>
      <text:p text:style-name="P25"><text:tab/><text:tab/><text:span text:style-name="T18">SECURITY_EXCEPTION:</text:span> Falha no mecanismo de autenticação por certificado <text:tab/><text:tab/><text:tab/>digital. Algumas possíveis causas:</text:p>
      <text:p text:style-name="P25"><text:soft-page-break/></text:p>
      <text:list text:style-name="L7">
        <text:list-item>
          <text:p text:style-name="P45">Não foi possível obter o desafio.</text:p>
        </text:list-item>
        <text:list-item>
          <text:p text:style-name="P45">Falha na manipulação de uma chave privada ou pública.</text:p>
        </text:list-item>
        <text:list-item>
          <text:p text:style-name="P45">Falha na manipulação de um certificado.</text:p>
        </text:list-item>
      </text:list>
      <text:p text:style-name="P25"/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15"/>
      <text:p text:style-name="P15"><text:tab/>void Openbus::run()</text:p>
      <text:p text:style-name="P15"/>
      <text:p text:style-name="P16"><text:tab/><text:span text:style-name="T6">Loop</text:span><text:span text:style-name="T10"> que processa requisições remotas. Execução do </text:span><text:span text:style-name="T6">orb-&gt;run()</text:span><text:span text:style-name="T10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6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8"><text:span text:style-name="T4"><text:tab/></text:span><text:span text:style-name="T14">Remove uma oferta de serviço do barramento. Se a remoção ocorrer com sucesso, <text:tab/>o valor </text:span><text:span text:style-name="T7">true</text:span><text:span text:style-name="T14"> é retornado, caso contrário </text:span><text:span text:style-name="T7">false</text:span><text:span text:style-name="T12"> é retornado</text:span><text:span text:style-name="T14">.</text:span></text:p>
      <text:p text:style-name="P23"><text:tab/></text:p>
      <text:p text:style-name="P20"><text:tab/><text:tab/>ServiceOfferList* services::RegistryService::find(FacetList facet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1">facetas discriminadas em</text:span><text:span text:style-name="T5"> facets</text:span><text:span text:style-name="T4">.</text:span></text:p>
      <text:p text:style-name="P26"/>
      <text:p text:style-name="P23"><text:tab/>ServiceOfferList* services::RegistryService::findByCriteria(</text:p>
      <text:p text:style-name="P23"><text:tab/><text:tab/>FacetList facets,</text:p>
      <text:p text:style-name="P23"><text:tab/><text:tab/>PropertyList propertie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1">as facetas discriminadas em </text:span><text:span text:style-name="T5">facets</text:span><text:span text:style-name="T11">, e,</text:span><text:span text:style-name="T5"> </text:span><text:span text:style-name="T11">que</text:span><text:span text:style-name="T4"> atendam aos critérios descritos no <text:tab/>parâmetro </text:span><text:span text:style-name="T5">criteria,</text:span><text:span text:style-name="T11"> que é uma lista de propriedades descrita através de </text:span><text:span text:style-name="T5">strings</text:span><text:span text:style-name="T11"> no <text:tab/>formato <text:s/>chave = {valor1, valor2, ..., valorN}.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19">openbus::Openbus* bus = Openbus::getInstance();</text:span></text:p>
      <text:list text:style-name="L8">
        <text:list-header>
          <text:p text:style-name="P32"/>
          <text:list>
            <text:list-item>
              <text:list>
                <text:list-header>
                  <text:p text:style-name="P44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2"><text:s/><text:tab/></text:p>
      <text:p text:style-name="P22"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p text:style-name="P14"/>
      <text:list text:style-name="L9">
        <text:list-header>
          <text:p text:style-name="P33">Existem dois modos de autenticação frente ao barramento:</text:p>
        </text:list-header>
      </text:list>
      <text:p text:style-name="P3"/>
      <text:list text:style-name="L9" text:continue-numbering="true">
        <text:list-item>
          <text:list text:continue-numbering="true">
            <text:list-item>
              <text:p text:style-name="P33">Par usuário e senha.</text:p>
            </text:list-item>
            <text:list-item>
              <text:p text:style-name="P33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><text:soft-page-break/></text:p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9">typedef sequence&lt;string&gt; PropertyValue;</text:p>
      <text:p text:style-name="P19">struct Property {</text:p>
      <text:p text:style-name="P19"><text:s text:c="4"/>string name;</text:p>
      <text:p text:style-name="P19"><text:s text:c="4"/>PropertyValue value;</text:p>
      <text:p text:style-name="P19">};</text:p>
      <text:p text:style-name="P18"/>
      <text:p text:style-name="P19">typedef sequence&lt;Property&gt; PropertyList;</text:p>
      <text:p text:style-name="P19"/>
      <text:p text:style-name="P19">struct <text:span text:style-name="T18">ServiceOffer</text:span> {</text:p>
      <text:p text:style-name="P19"><text:s text:c="4"/>PropertyList properties;</text:p>
      <text:p text:style-name="P19"><text:s text:c="4"/>scs::core::IComponent member;</text:p>
      <text:p text:style-name="P19">};</text:p>
      <text:p text:style-name="P18"/>
      <text:p text:style-name="P3"><text:tab/>Através da lista de propriedades, é possível caracterizar o serviço. 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/>
      <text:p text:style-name="P14"><text:soft-page-break/></text:p>
      <text:p text:style-name="P3"><text:tab/>O serviço a ser registrado no barramento deve ser descrito através de uma oferta de serviço, que é representada pela estrutura <text:span text:style-name="T1">ServiceOffer. </text:span><text:span text:style-name="T23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e uma lista de propriedades. Como esta lista é uma <text:span text:style-name="T1">sequence</text:span> de uma estrutura que possui uma outra lista, que é justamente a lista de valores, pois uma chave pode estar relacionada a mais de um valor, o preenchimento dos valores desejados envolve um número de linhas de código um tanto indesejável. Por este motivo, há a classe de auxílio <text:span text:style-name="T1">PropertyListHelper</text:span><text:span text:style-name="T23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/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17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9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9">bus-&gt;run();</text:span></text:p>
      <text:p text:style-name="P3"/>
      <text:p text:style-name="P10"><text:tab/></text:p>
      <text:p text:style-name="P10"><text:soft-page-break/></text:p>
      <text:p text:style-name="P10"/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1"/>
      <text:p text:style-name="P21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7">services::RegistryService::find(),</text:span> que retorna uma lista de ofertas de serviço que implementam a faceta que o usuário deseja.</text:p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><text:soft-page-break/></text:p>
      <text:p text:style-name="P10"><text:tab/><text:span text:style-name="T18">2.2.4. Código servidor</text:span></text:p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>scs::core::ComponentContext* componentContext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"Servant diz: HELLO!" &lt;&lt; endl;</text:p>
      <text:p text:style-name="P14"><text:s text:c="6"/>openbusidl::acs::Credential_var credential = </text:p>
      <text:p text:style-name="P14"><text:s text:c="8"/>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static void myTerminationHandler(long signal) {</text:p>
      <text:p text:style-name="P14"><text:s text:c="2"/>cout &lt;&lt; "Encerrando o processo servidor..." &lt;&lt; endl;</text:p>
      <text:p text:style-name="P14"><text:s text:c="2"/>try {</text:p>
      <text:p text:style-name="P14"><text:s text:c="4"/>registryService-&gt;unregister(registryId);</text:p>
      <text:p text:style-name="P14"><text:s text:c="2"/>} catch(CORBA::Exception&amp; e) {</text:p>
      <text:p text:style-name="P14"><text:s text:c="4"/>cout &lt;&lt; "Não foi possível remover a oferta de serviço." &lt;&lt; endl;</text:p>
      <text:p text:style-name="P14"><text:s text:c="2"/>}</text:p>
      <text:p text:style-name="P14"><text:s text:c="2"/>delete componentContext;</text:p>
      <text:p text:style-name="P14"><text:s text:c="2"/>openbus::Openbus::terminationHandlerCallback(signal);</text:p>
      <text:p text:style-name="P14">}</text:p>
      <text:p text:style-name="P14"/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<text:s text:c="2"/>cout &lt;&lt; "Conectando no barramento..." &lt;&lt; endl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<text:s text:c="2"/>cout &lt;&lt; "Conexão com o barramento estabelecida com sucesso!" &lt;&lt; endl;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componentContext = componentBuilder-&gt;new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<text:s text:c="2"/>delete propertyListHelper;</text:p>
      <text:p text:style-name="P14"/>
      <text:p text:style-name="P14"><text:s text:c="2"/>cout &lt;&lt; "Registrando serviço IHello no barramento..." &lt;&lt; endl;</text:p>
      <text:p text:style-name="P14"/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Serviço IHello registrado." &lt;&lt; endl;</text:p>
      <text:p text:style-name="P14"><text:s text:c="2"/>cout &lt;&lt; "Aguardando requisições..." &lt;&lt; endl;</text:p>
      <text:p text:style-name="P14"/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tab/><text:span text:style-name="T18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<text:s text:c="2"/>cout &lt;&lt; "Conectando no barramento..." &lt;&lt; endl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<text:s text:c="2"/>cout &lt;&lt; "Conexão com o barramento estabelecida com sucesso!" &lt;&lt; endl;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</text:p>
      <text:p text:style-name="P14"><text:s text:c="4"/>new openbus::services::FacetListHelper();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</text:p>
      <text:p text:style-name="P14"><text:s text:c="4"/>registryService-&gt;find(facetListHelper-&gt;getFacetList());</text:p>
      <text:p text:style-name="P14"><text:s text:c="2"/>delete facetListHelper;</text:p>
      <text:p text:style-name="P14"/>
      <text:p text:style-name="P14"><text:soft-page-break/></text:p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><text:s text:c="2"/>scs::core::IComponent_var component = serviceOffer.member;</text:p>
      <text:p text:style-name="P14"><text:s text:c="2"/>CORBA::Object_var obj = component-&gt;getFacet("IDL:demoidl/hello/IHello:1.0");</text:p>
      <text:p text:style-name="P14"><text:s text:c="2"/>demoidl::hello::IHello_var hello = demoidl::hello::IHello::_narrow(obj);</text:p>
      <text:p text:style-name="P14"/>
      <text:p text:style-name="P14"><text:s text:c="2"/>cout &lt;&lt; "Fazendo chamada remota sayHello()..." &lt;&lt; endl;</text:p>
      <text:p text:style-name="P14"/>
      <text:p text:style-name="P14"><text:s text:c="2"/>hello-&gt;sayHello();</text:p>
      <text:p text:style-name="P14"/>
      <text:p text:style-name="P14"><text:s text:c="2"/>cout &lt;&lt; "Desconectando-se do barramento..." &lt;&lt; endl;</text:p>
      <text:p text:style-name="P14"/>
      <text:p text:style-name="P14"><text:s text:c="2"/>bus-&gt;disconnect();</text:p>
      <text:p text:style-name="P14"><text:s text:c="2"/>delete bus;</text:p>
      <text:p text:style-name="P14"/>
      <text:p text:style-name="P14"><text:s text:c="2"/>return 0;</text:p>
      <text:p text:style-name="P14">}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8-05T18:04:31</dc:date>
    <meta:editing-cycles>305</meta:editing-cycles>
    <meta:editing-duration>P1DT14H10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422" meta:word-count="3088" meta:character-count="23744"/>
  </office:meta>
</office:document-meta>
</file>